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10.8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28.54pt"/>
    </style:style>
    <style:style style:name="co13" style:family="table-column">
      <style:table-column-properties fo:break-before="auto" style:column-width="84.1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11.54pt"/>
    </style:style>
    <style:style style:name="co16" style:family="table-column">
      <style:table-column-properties fo:break-before="auto" style:column-width="24.89pt"/>
    </style:style>
    <style:style style:name="co17" style:family="table-column">
      <style:table-column-properties fo:break-before="auto" style:column-width="14.9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stamp (abs)</text:p>
          </table:table-cell>
          <table:table-cell office:value-type="string" calcext:value-type="string">
            <text:p>sample rate (Hz)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K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2" calcext:value-type="float">
            <text:p>29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5" calcext:value-type="float">
            <text:p>29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3" calcext:value-type="float">
            <text:p>29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5" calcext:value-type="float">
            <text:p>29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8" calcext:value-type="float">
            <text:p>29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1" calcext:value-type="float">
            <text:p>29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3" calcext:value-type="float">
            <text:p>299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6" calcext:value-type="float">
            <text:p>29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4" calcext:value-type="float">
            <text:p>30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2" calcext:value-type="float">
            <text:p>301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5" calcext:value-type="float">
            <text:p>301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7" calcext:value-type="float">
            <text:p>30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8" calcext:value-type="float">
            <text:p>30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3" calcext:value-type="float">
            <text:p>30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5" calcext:value-type="float">
            <text:p>30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8" calcext:value-type="float">
            <text:p>30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3" calcext:value-type="float">
            <text:p>304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6" calcext:value-type="float">
            <text:p>30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1" calcext:value-type="float">
            <text:p>305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4" calcext:value-type="float">
            <text:p>30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6" calcext:value-type="float">
            <text:p>30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2" calcext:value-type="float">
            <text:p>30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4" calcext:value-type="float">
            <text:p>30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9" calcext:value-type="float">
            <text:p>30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5" calcext:value-type="float">
            <text:p>30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8" calcext:value-type="float">
            <text:p>307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3" calcext:value-type="float">
            <text:p>30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5" calcext:value-type="float">
            <text:p>30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8" calcext:value-type="float">
            <text:p>30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3" calcext:value-type="float">
            <text:p>30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4" calcext:value-type="float">
            <text:p>31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4" calcext:value-type="float">
            <text:p>31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2" calcext:value-type="float">
            <text:p>31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3" calcext:value-type="float">
            <text:p>31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3" calcext:value-type="float">
            <text:p>314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1" calcext:value-type="float">
            <text:p>31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4" calcext:value-type="float">
            <text:p>31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6" calcext:value-type="float">
            <text:p>31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9" calcext:value-type="float">
            <text:p>31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9" calcext:value-type="float">
            <text:p>31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2" calcext:value-type="float">
            <text:p>31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5" calcext:value-type="float">
            <text:p>31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7" calcext:value-type="float">
            <text:p>31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8" calcext:value-type="float">
            <text:p>31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3" calcext:value-type="float">
            <text:p>31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6" calcext:value-type="float">
            <text:p>31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8" calcext:value-type="float">
            <text:p>31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4" calcext:value-type="float">
            <text:p>32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9" calcext:value-type="float">
            <text:p>32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1" calcext:value-type="float">
            <text:p>32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4" calcext:value-type="float">
            <text:p>32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6" calcext:value-type="float">
            <text:p>321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9" calcext:value-type="float">
            <text:p>32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2" calcext:value-type="float">
            <text:p>32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7" calcext:value-type="float">
            <text:p>32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2" calcext:value-type="float">
            <text:p>32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7" calcext:value-type="float">
            <text:p>32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6" calcext:value-type="float">
            <text:p>32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1" calcext:value-type="float">
            <text:p>32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3" calcext:value-type="float">
            <text:p>325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6" calcext:value-type="float">
            <text:p>325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4" calcext:value-type="float">
            <text:p>32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7" calcext:value-type="float">
            <text:p>32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9" calcext:value-type="float">
            <text:p>32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2" calcext:value-type="float">
            <text:p>32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4" calcext:value-type="float">
            <text:p>327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7" calcext:value-type="float">
            <text:p>32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2" calcext:value-type="float">
            <text:p>328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5" calcext:value-type="float">
            <text:p>32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3" calcext:value-type="float">
            <text:p>32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6" calcext:value-type="float">
            <text:p>32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8" calcext:value-type="float">
            <text:p>32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3" calcext:value-type="float">
            <text:p>330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4" calcext:value-type="float">
            <text:p>33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5" calcext:value-type="float">
            <text:p>33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2" calcext:value-type="float">
            <text:p>33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5" calcext:value-type="float">
            <text:p>33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7" calcext:value-type="float">
            <text:p>33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2" calcext:value-type="float">
            <text:p>33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5" calcext:value-type="float">
            <text:p>33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2" calcext:value-type="float">
            <text:p>536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4" calcext:value-type="float">
            <text:p>53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7" calcext:value-type="float">
            <text:p>53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9" calcext:value-type="float">
            <text:p>53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2" calcext:value-type="float">
            <text:p>53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5" calcext:value-type="float">
            <text:p>53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77" calcext:value-type="float">
            <text:p>53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0" calcext:value-type="float">
            <text:p>53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3" calcext:value-type="float">
            <text:p>53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5" calcext:value-type="float">
            <text:p>53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8" calcext:value-type="float">
            <text:p>53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0" calcext:value-type="float">
            <text:p>53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3" calcext:value-type="float">
            <text:p>539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6" calcext:value-type="float">
            <text:p>53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98" calcext:value-type="float">
            <text:p>53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4" calcext:value-type="float">
            <text:p>54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6" calcext:value-type="float">
            <text:p>54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9" calcext:value-type="float">
            <text:p>54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2" calcext:value-type="float">
            <text:p>54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4" calcext:value-type="float">
            <text:p>54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7" calcext:value-type="float">
            <text:p>54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9" calcext:value-type="float">
            <text:p>54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2" calcext:value-type="float">
            <text:p>54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5" calcext:value-type="float">
            <text:p>54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27" calcext:value-type="float">
            <text:p>54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0" calcext:value-type="float">
            <text:p>543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3" calcext:value-type="float">
            <text:p>54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5" calcext:value-type="float">
            <text:p>543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38" calcext:value-type="float">
            <text:p>54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0" calcext:value-type="float">
            <text:p>54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3" calcext:value-type="float">
            <text:p>544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6" calcext:value-type="float">
            <text:p>54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49" calcext:value-type="float">
            <text:p>544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1" calcext:value-type="float">
            <text:p>545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4" calcext:value-type="float">
            <text:p>54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6" calcext:value-type="float">
            <text:p>54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59" calcext:value-type="float">
            <text:p>54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2" calcext:value-type="float">
            <text:p>54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4" calcext:value-type="float">
            <text:p>54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7" calcext:value-type="float">
            <text:p>54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0" calcext:value-type="float">
            <text:p>54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2" calcext:value-type="float">
            <text:p>54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5" calcext:value-type="float">
            <text:p>54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77" calcext:value-type="float">
            <text:p>54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0" calcext:value-type="float">
            <text:p>54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3" calcext:value-type="float">
            <text:p>54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5" calcext:value-type="float">
            <text:p>54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1" calcext:value-type="float">
            <text:p>549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3" calcext:value-type="float">
            <text:p>54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6" calcext:value-type="float">
            <text:p>54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8" calcext:value-type="float">
            <text:p>54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3" calcext:value-type="float">
            <text:p>55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6" calcext:value-type="float">
            <text:p>55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09" calcext:value-type="float">
            <text:p>55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2" calcext:value-type="float">
            <text:p>55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4" calcext:value-type="float">
            <text:p>55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7" calcext:value-type="float">
            <text:p>55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19" calcext:value-type="float">
            <text:p>55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2" calcext:value-type="float">
            <text:p>55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5" calcext:value-type="float">
            <text:p>55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27" calcext:value-type="float">
            <text:p>55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0" calcext:value-type="float">
            <text:p>553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3" calcext:value-type="float">
            <text:p>55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5" calcext:value-type="float">
            <text:p>55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38" calcext:value-type="float">
            <text:p>55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0" calcext:value-type="float">
            <text:p>55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3" calcext:value-type="float">
            <text:p>554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6" calcext:value-type="float">
            <text:p>55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8" calcext:value-type="float">
            <text:p>55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1" calcext:value-type="float">
            <text:p>55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4" calcext:value-type="float">
            <text:p>55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6" calcext:value-type="float">
            <text:p>55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59" calcext:value-type="float">
            <text:p>555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1" calcext:value-type="float">
            <text:p>55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4" calcext:value-type="float">
            <text:p>55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7" calcext:value-type="float">
            <text:p>55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9" calcext:value-type="float">
            <text:p>55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72" calcext:value-type="float">
            <text:p>55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75" calcext:value-type="float">
            <text:p>55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77" calcext:value-type="float">
            <text:p>55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0" calcext:value-type="float">
            <text:p>55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3" calcext:value-type="float">
            <text:p>55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5" calcext:value-type="float">
            <text:p>55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88" calcext:value-type="float">
            <text:p>55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0" calcext:value-type="float">
            <text:p>559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3" calcext:value-type="float">
            <text:p>55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6" calcext:value-type="float">
            <text:p>55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98" calcext:value-type="float">
            <text:p>55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3" calcext:value-type="float">
            <text:p>56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6" calcext:value-type="float">
            <text:p>56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09" calcext:value-type="float">
            <text:p>56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1" calcext:value-type="float">
            <text:p>56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4" calcext:value-type="float">
            <text:p>56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7" calcext:value-type="float">
            <text:p>56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19" calcext:value-type="float">
            <text:p>56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22" calcext:value-type="float">
            <text:p>56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25" calcext:value-type="float">
            <text:p>562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27" calcext:value-type="float">
            <text:p>56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0" calcext:value-type="float">
            <text:p>56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2" calcext:value-type="float">
            <text:p>563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5" calcext:value-type="float">
            <text:p>56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38" calcext:value-type="float">
            <text:p>56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0" calcext:value-type="float">
            <text:p>564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3" calcext:value-type="float">
            <text:p>564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6" calcext:value-type="float">
            <text:p>56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48" calcext:value-type="float">
            <text:p>564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1" calcext:value-type="float">
            <text:p>565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3" calcext:value-type="float">
            <text:p>565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56" calcext:value-type="float">
            <text:p>56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1" calcext:value-type="float">
            <text:p>566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4" calcext:value-type="float">
            <text:p>56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7" calcext:value-type="float">
            <text:p>56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9" calcext:value-type="float">
            <text:p>566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72" calcext:value-type="float">
            <text:p>567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74" calcext:value-type="float">
            <text:p>567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77" calcext:value-type="float">
            <text:p>56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0" calcext:value-type="float">
            <text:p>568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3" calcext:value-type="float">
            <text:p>56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5" calcext:value-type="float">
            <text:p>568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88" calcext:value-type="float">
            <text:p>56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0" calcext:value-type="float">
            <text:p>569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3" calcext:value-type="float">
            <text:p>569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6" calcext:value-type="float">
            <text:p>56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8" calcext:value-type="float">
            <text:p>569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4" calcext:value-type="float">
            <text:p>570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6" calcext:value-type="float">
            <text:p>570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09" calcext:value-type="float">
            <text:p>57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1" calcext:value-type="float">
            <text:p>571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4" calcext:value-type="float">
            <text:p>571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7" calcext:value-type="float">
            <text:p>57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19" calcext:value-type="float">
            <text:p>571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22" calcext:value-type="float">
            <text:p>572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27" calcext:value-type="float">
            <text:p>572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29" calcext:value-type="float">
            <text:p>572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2" calcext:value-type="float">
            <text:p>573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4" calcext:value-type="float">
            <text:p>573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37" calcext:value-type="float">
            <text:p>573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0" calcext:value-type="float">
            <text:p>57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2" calcext:value-type="float">
            <text:p>574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5" calcext:value-type="float">
            <text:p>57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99" calcext:value-type="float">
            <text:p>619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2" calcext:value-type="float">
            <text:p>62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4" calcext:value-type="float">
            <text:p>62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7" calcext:value-type="float">
            <text:p>62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09" calcext:value-type="float">
            <text:p>620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2" calcext:value-type="float">
            <text:p>62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5" calcext:value-type="float">
            <text:p>621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17" calcext:value-type="float">
            <text:p>62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0" calcext:value-type="float">
            <text:p>62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3" calcext:value-type="float">
            <text:p>62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5" calcext:value-type="float">
            <text:p>62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28" calcext:value-type="float">
            <text:p>62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1" calcext:value-type="float">
            <text:p>62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3" calcext:value-type="float">
            <text:p>62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6" calcext:value-type="float">
            <text:p>62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38" calcext:value-type="float">
            <text:p>623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1" calcext:value-type="float">
            <text:p>624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4" calcext:value-type="float">
            <text:p>62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6" calcext:value-type="float">
            <text:p>62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49" calcext:value-type="float">
            <text:p>62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52" calcext:value-type="float">
            <text:p>62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54" calcext:value-type="float">
            <text:p>62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57" calcext:value-type="float">
            <text:p>625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0" calcext:value-type="float">
            <text:p>62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2" calcext:value-type="float">
            <text:p>62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5" calcext:value-type="float">
            <text:p>626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68" calcext:value-type="float">
            <text:p>626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0" calcext:value-type="float">
            <text:p>627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3" calcext:value-type="float">
            <text:p>62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5" calcext:value-type="float">
            <text:p>627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8" calcext:value-type="float">
            <text:p>62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1" calcext:value-type="float">
            <text:p>62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4" calcext:value-type="float">
            <text:p>628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6" calcext:value-type="float">
            <text:p>62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9" calcext:value-type="float">
            <text:p>62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1" calcext:value-type="float">
            <text:p>62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4" calcext:value-type="float">
            <text:p>62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7" calcext:value-type="float">
            <text:p>629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9" calcext:value-type="float">
            <text:p>62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2" calcext:value-type="float">
            <text:p>63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07" calcext:value-type="float">
            <text:p>630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2" calcext:value-type="float">
            <text:p>631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5" calcext:value-type="float">
            <text:p>63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17" calcext:value-type="float">
            <text:p>63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0" calcext:value-type="float">
            <text:p>63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3" calcext:value-type="float">
            <text:p>63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5" calcext:value-type="float">
            <text:p>63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28" calcext:value-type="float">
            <text:p>63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1" calcext:value-type="float">
            <text:p>63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3" calcext:value-type="float">
            <text:p>63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6" calcext:value-type="float">
            <text:p>63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39" calcext:value-type="float">
            <text:p>63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1" calcext:value-type="float">
            <text:p>63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4" calcext:value-type="float">
            <text:p>63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6" calcext:value-type="float">
            <text:p>63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49" calcext:value-type="float">
            <text:p>63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52" calcext:value-type="float">
            <text:p>63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54" calcext:value-type="float">
            <text:p>635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57" calcext:value-type="float">
            <text:p>63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0" calcext:value-type="float">
            <text:p>63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2" calcext:value-type="float">
            <text:p>63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5" calcext:value-type="float">
            <text:p>63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67" calcext:value-type="float">
            <text:p>63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0" calcext:value-type="float">
            <text:p>637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3" calcext:value-type="float">
            <text:p>637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5" calcext:value-type="float">
            <text:p>63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8" calcext:value-type="float">
            <text:p>63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1" calcext:value-type="float">
            <text:p>63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3" calcext:value-type="float">
            <text:p>638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6" calcext:value-type="float">
            <text:p>638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8" calcext:value-type="float">
            <text:p>63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1" calcext:value-type="float">
            <text:p>639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4" calcext:value-type="float">
            <text:p>63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7" calcext:value-type="float">
            <text:p>639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99" calcext:value-type="float">
            <text:p>63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2" calcext:value-type="float">
            <text:p>64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4" calcext:value-type="float">
            <text:p>64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07" calcext:value-type="float">
            <text:p>64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0" calcext:value-type="float">
            <text:p>641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2" calcext:value-type="float">
            <text:p>64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5" calcext:value-type="float">
            <text:p>64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18" calcext:value-type="float">
            <text:p>641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0" calcext:value-type="float">
            <text:p>64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3" calcext:value-type="float">
            <text:p>64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5" calcext:value-type="float">
            <text:p>64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28" calcext:value-type="float">
            <text:p>64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1" calcext:value-type="float">
            <text:p>64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3" calcext:value-type="float">
            <text:p>64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6" calcext:value-type="float">
            <text:p>64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39" calcext:value-type="float">
            <text:p>64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1" calcext:value-type="float">
            <text:p>64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4" calcext:value-type="float">
            <text:p>64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6" calcext:value-type="float">
            <text:p>644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49" calcext:value-type="float">
            <text:p>64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52" calcext:value-type="float">
            <text:p>64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55" calcext:value-type="float">
            <text:p>645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57" calcext:value-type="float">
            <text:p>645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0" calcext:value-type="float">
            <text:p>646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2" calcext:value-type="float">
            <text:p>646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5" calcext:value-type="float">
            <text:p>6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67" calcext:value-type="float">
            <text:p>64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0" calcext:value-type="float">
            <text:p>647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3" calcext:value-type="float">
            <text:p>64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8" calcext:value-type="float">
            <text:p>647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1" calcext:value-type="float">
            <text:p>648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3" calcext:value-type="float">
            <text:p>648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6" calcext:value-type="float">
            <text:p>64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88" calcext:value-type="float">
            <text:p>648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1" calcext:value-type="float">
            <text:p>649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4" calcext:value-type="float">
            <text:p>649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6" calcext:value-type="float">
            <text:p>64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99" calcext:value-type="float">
            <text:p>64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2" calcext:value-type="float">
            <text:p>650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4" calcext:value-type="float">
            <text:p>65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07" calcext:value-type="float">
            <text:p>650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0" calcext:value-type="float">
            <text:p>651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2" calcext:value-type="float">
            <text:p>651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5" calcext:value-type="float">
            <text:p>6515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17" calcext:value-type="float">
            <text:p>651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0" calcext:value-type="float">
            <text:p>652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3" calcext:value-type="float">
            <text:p>652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5" calcext:value-type="float">
            <text:p>65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28" calcext:value-type="float">
            <text:p>6528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1" calcext:value-type="float">
            <text:p>653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3" calcext:value-type="float">
            <text:p>6533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6" calcext:value-type="float">
            <text:p>653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39" calcext:value-type="float">
            <text:p>653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1" calcext:value-type="float">
            <text:p>654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4" calcext:value-type="float">
            <text:p>654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7" calcext:value-type="float">
            <text:p>654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49" calcext:value-type="float">
            <text:p>654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2" calcext:value-type="float">
            <text:p>6552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4" calcext:value-type="float">
            <text:p>655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57" calcext:value-type="float">
            <text:p>655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60" calcext:value-type="float">
            <text:p>656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64" calcext:value-type="float">
            <text:p>6564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67" calcext:value-type="float">
            <text:p>656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0" calcext:value-type="float">
            <text:p>65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2" calcext:value-type="float">
            <text:p>65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5" calcext:value-type="float">
            <text:p>65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7" calcext:value-type="float">
            <text:p>6577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0" calcext:value-type="float">
            <text:p>65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82" calcext:value-type="float">
            <text:p>658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1" calcext:value-type="float">
            <text:p>29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6" calcext:value-type="float">
            <text:p>29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9" calcext:value-type="float">
            <text:p>29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1" calcext:value-type="float">
            <text:p>29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4" calcext:value-type="float">
            <text:p>297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9" calcext:value-type="float">
            <text:p>29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1" calcext:value-type="float">
            <text:p>29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4" calcext:value-type="float">
            <text:p>29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0" calcext:value-type="float">
            <text:p>29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2" calcext:value-type="float">
            <text:p>29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5" calcext:value-type="float">
            <text:p>29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8" calcext:value-type="float">
            <text:p>29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5" calcext:value-type="float">
            <text:p>300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8" calcext:value-type="float">
            <text:p>30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1" calcext:value-type="float">
            <text:p>301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4" calcext:value-type="float">
            <text:p>301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9" calcext:value-type="float">
            <text:p>30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2" calcext:value-type="float">
            <text:p>30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2" calcext:value-type="float">
            <text:p>304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4" calcext:value-type="float">
            <text:p>30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5" calcext:value-type="float">
            <text:p>30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2" calcext:value-type="float">
            <text:p>30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5" calcext:value-type="float">
            <text:p>30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3" calcext:value-type="float">
            <text:p>30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6" calcext:value-type="float">
            <text:p>30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8" calcext:value-type="float">
            <text:p>30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1" calcext:value-type="float">
            <text:p>30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6" calcext:value-type="float">
            <text:p>30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9" calcext:value-type="float">
            <text:p>30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1" calcext:value-type="float">
            <text:p>30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9" calcext:value-type="float">
            <text:p>30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2" calcext:value-type="float">
            <text:p>30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4" calcext:value-type="float">
            <text:p>30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7" calcext:value-type="float">
            <text:p>30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8" calcext:value-type="float">
            <text:p>30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2" calcext:value-type="float">
            <text:p>31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8" calcext:value-type="float">
            <text:p>31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5" calcext:value-type="float">
            <text:p>31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8" calcext:value-type="float">
            <text:p>31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9" calcext:value-type="float">
            <text:p>311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9" calcext:value-type="float">
            <text:p>31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1" calcext:value-type="float">
            <text:p>31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4" calcext:value-type="float">
            <text:p>31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6" calcext:value-type="float">
            <text:p>313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39" calcext:value-type="float">
            <text:p>31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7" calcext:value-type="float">
            <text:p>31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1" calcext:value-type="float">
            <text:p>316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3" calcext:value-type="float">
            <text:p>31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1" calcext:value-type="float">
            <text:p>31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8" calcext:value-type="float">
            <text:p>31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1" calcext:value-type="float">
            <text:p>31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2" calcext:value-type="float">
            <text:p>318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4" calcext:value-type="float">
            <text:p>31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4" calcext:value-type="float">
            <text:p>31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5" calcext:value-type="float">
            <text:p>31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3" calcext:value-type="float">
            <text:p>32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5" calcext:value-type="float">
            <text:p>32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7" calcext:value-type="float">
            <text:p>320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8" calcext:value-type="float">
            <text:p>32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5" calcext:value-type="float">
            <text:p>32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8" calcext:value-type="float">
            <text:p>32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1" calcext:value-type="float">
            <text:p>32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3" calcext:value-type="float">
            <text:p>32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4" calcext:value-type="float">
            <text:p>32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8" calcext:value-type="float">
            <text:p>32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7" calcext:value-type="float">
            <text:p>32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2" calcext:value-type="float">
            <text:p>32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7" calcext:value-type="float">
            <text:p>325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2" calcext:value-type="float">
            <text:p>326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3" calcext:value-type="float">
            <text:p>32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68" calcext:value-type="float">
            <text:p>32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1" calcext:value-type="float">
            <text:p>32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6" calcext:value-type="float">
            <text:p>32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8" calcext:value-type="float">
            <text:p>32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4" calcext:value-type="float">
            <text:p>32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2" calcext:value-type="float">
            <text:p>32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5" calcext:value-type="float">
            <text:p>32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2" calcext:value-type="float">
            <text:p>33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5" calcext:value-type="float">
            <text:p>33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7" calcext:value-type="float">
            <text:p>330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3" calcext:value-type="float">
            <text:p>33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6" calcext:value-type="float">
            <text:p>33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1" calcext:value-type="float">
            <text:p>33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3" calcext:value-type="float">
            <text:p>33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3" calcext:value-type="float">
            <text:p>333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6" calcext:value-type="float">
            <text:p>33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8" calcext:value-type="float">
            <text:p>33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9" calcext:value-type="float">
            <text:p>33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4" calcext:value-type="float">
            <text:p>33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51" calcext:value-type="float">
            <text:p>33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6" calcext:value-type="float">
            <text:p>53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8" calcext:value-type="float">
            <text:p>535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0" calcext:value-type="float">
            <text:p>53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1" calcext:value-type="float">
            <text:p>536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3" calcext:value-type="float">
            <text:p>53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5" calcext:value-type="float">
            <text:p>53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8" calcext:value-type="float">
            <text:p>536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1" calcext:value-type="float">
            <text:p>537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3" calcext:value-type="float">
            <text:p>53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6" calcext:value-type="float">
            <text:p>53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8" calcext:value-type="float">
            <text:p>53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1" calcext:value-type="float">
            <text:p>53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4" calcext:value-type="float">
            <text:p>53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7" calcext:value-type="float">
            <text:p>53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9" calcext:value-type="float">
            <text:p>538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2" calcext:value-type="float">
            <text:p>539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4" calcext:value-type="float">
            <text:p>539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7" calcext:value-type="float">
            <text:p>53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2" calcext:value-type="float">
            <text:p>54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5" calcext:value-type="float">
            <text:p>54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8" calcext:value-type="float">
            <text:p>54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0" calcext:value-type="float">
            <text:p>54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3" calcext:value-type="float">
            <text:p>54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5" calcext:value-type="float">
            <text:p>54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8" calcext:value-type="float">
            <text:p>54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1" calcext:value-type="float">
            <text:p>54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3" calcext:value-type="float">
            <text:p>54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4" calcext:value-type="float">
            <text:p>54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6" calcext:value-type="float">
            <text:p>542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9" calcext:value-type="float">
            <text:p>54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1" calcext:value-type="float">
            <text:p>543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4" calcext:value-type="float">
            <text:p>54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7" calcext:value-type="float">
            <text:p>543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9" calcext:value-type="float">
            <text:p>54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2" calcext:value-type="float">
            <text:p>544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4" calcext:value-type="float">
            <text:p>544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7" calcext:value-type="float">
            <text:p>54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8" calcext:value-type="float">
            <text:p>544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0" calcext:value-type="float">
            <text:p>54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2" calcext:value-type="float">
            <text:p>54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5" calcext:value-type="float">
            <text:p>54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8" calcext:value-type="float">
            <text:p>54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3" calcext:value-type="float">
            <text:p>546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5" calcext:value-type="float">
            <text:p>5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6" calcext:value-type="float">
            <text:p>54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8" calcext:value-type="float">
            <text:p>54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9" calcext:value-type="float">
            <text:p>54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1" calcext:value-type="float">
            <text:p>54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3" calcext:value-type="float">
            <text:p>54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6" calcext:value-type="float">
            <text:p>54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9" calcext:value-type="float">
            <text:p>54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1" calcext:value-type="float">
            <text:p>548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4" calcext:value-type="float">
            <text:p>54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6" calcext:value-type="float">
            <text:p>54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0" calcext:value-type="float">
            <text:p>549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2" calcext:value-type="float">
            <text:p>54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4" calcext:value-type="float">
            <text:p>54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7" calcext:value-type="float">
            <text:p>54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2" calcext:value-type="float">
            <text:p>55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5" calcext:value-type="float">
            <text:p>550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7" calcext:value-type="float">
            <text:p>550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8" calcext:value-type="float">
            <text:p>55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0" calcext:value-type="float">
            <text:p>55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3" calcext:value-type="float">
            <text:p>55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5" calcext:value-type="float">
            <text:p>55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6" calcext:value-type="float">
            <text:p>55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8" calcext:value-type="float">
            <text:p>55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1" calcext:value-type="float">
            <text:p>55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3" calcext:value-type="float">
            <text:p>55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4" calcext:value-type="float">
            <text:p>552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" calcext:value-type="float">
            <text:p>552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8" calcext:value-type="float">
            <text:p>55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9" calcext:value-type="float">
            <text:p>55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1" calcext:value-type="float">
            <text:p>553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4" calcext:value-type="float">
            <text:p>55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6" calcext:value-type="float">
            <text:p>55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7" calcext:value-type="float">
            <text:p>55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9" calcext:value-type="float">
            <text:p>55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2" calcext:value-type="float">
            <text:p>55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4" calcext:value-type="float">
            <text:p>55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7" calcext:value-type="float">
            <text:p>55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9" calcext:value-type="float">
            <text:p>55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0" calcext:value-type="float">
            <text:p>555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2" calcext:value-type="float">
            <text:p>555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3" calcext:value-type="float">
            <text:p>55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5" calcext:value-type="float">
            <text:p>555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8" calcext:value-type="float">
            <text:p>55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0" calcext:value-type="float">
            <text:p>556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3" calcext:value-type="float">
            <text:p>55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5" calcext:value-type="float">
            <text:p>556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6" calcext:value-type="float">
            <text:p>55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8" calcext:value-type="float">
            <text:p>556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0" calcext:value-type="float">
            <text:p>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1" calcext:value-type="float">
            <text:p>557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3" calcext:value-type="float">
            <text:p>55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6" calcext:value-type="float">
            <text:p>55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9" calcext:value-type="float">
            <text:p>55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1" calcext:value-type="float">
            <text:p>55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" calcext:value-type="float">
            <text:p>558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6" calcext:value-type="float">
            <text:p>558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9" calcext:value-type="float">
            <text:p>55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2" calcext:value-type="float">
            <text:p>559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4" calcext:value-type="float">
            <text:p>559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5" calcext:value-type="float">
            <text:p>55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7" calcext:value-type="float">
            <text:p>55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2" calcext:value-type="float">
            <text:p>560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5" calcext:value-type="float">
            <text:p>56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7" calcext:value-type="float">
            <text:p>560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0" calcext:value-type="float">
            <text:p>561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3" calcext:value-type="float">
            <text:p>561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5" calcext:value-type="float">
            <text:p>56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6" calcext:value-type="float">
            <text:p>56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8" calcext:value-type="float">
            <text:p>56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1" calcext:value-type="float">
            <text:p>562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3" calcext:value-type="float">
            <text:p>562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4" calcext:value-type="float">
            <text:p>56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6" calcext:value-type="float">
            <text:p>562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8" calcext:value-type="float">
            <text:p>562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1" calcext:value-type="float">
            <text:p>56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4" calcext:value-type="float">
            <text:p>563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6" calcext:value-type="float">
            <text:p>563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7" calcext:value-type="float">
            <text:p>56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9" calcext:value-type="float">
            <text:p>563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2" calcext:value-type="float">
            <text:p>56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4" calcext:value-type="float">
            <text:p>56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7" calcext:value-type="float">
            <text:p>564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9" calcext:value-type="float">
            <text:p>564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2" calcext:value-type="float">
            <text:p>565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5" calcext:value-type="float">
            <text:p>565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7" calcext:value-type="float">
            <text:p>565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3" calcext:value-type="float">
            <text:p>56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5" calcext:value-type="float">
            <text:p>566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6" calcext:value-type="float">
            <text:p>56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8" calcext:value-type="float">
            <text:p>56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0" calcext:value-type="float">
            <text:p>567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3" calcext:value-type="float">
            <text:p>567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6" calcext:value-type="float">
            <text:p>567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8" calcext:value-type="float">
            <text:p>567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1" calcext:value-type="float">
            <text:p>568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4" calcext:value-type="float">
            <text:p>56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6" calcext:value-type="float">
            <text:p>56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7" calcext:value-type="float">
            <text:p>56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9" calcext:value-type="float">
            <text:p>568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2" calcext:value-type="float">
            <text:p>569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4" calcext:value-type="float">
            <text:p>569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7" calcext:value-type="float">
            <text:p>56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9" calcext:value-type="float">
            <text:p>569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2" calcext:value-type="float">
            <text:p>57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5" calcext:value-type="float">
            <text:p>570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8" calcext:value-type="float">
            <text:p>57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0" calcext:value-type="float">
            <text:p>57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3" calcext:value-type="float">
            <text:p>57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5" calcext:value-type="float">
            <text:p>571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8" calcext:value-type="float">
            <text:p>571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1" calcext:value-type="float">
            <text:p>57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3" calcext:value-type="float">
            <text:p>572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8" calcext:value-type="float">
            <text:p>572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1" calcext:value-type="float">
            <text:p>573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3" calcext:value-type="float">
            <text:p>573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6" calcext:value-type="float">
            <text:p>573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8" calcext:value-type="float">
            <text:p>573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9" calcext:value-type="float">
            <text:p>573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1" calcext:value-type="float">
            <text:p>574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4" calcext:value-type="float">
            <text:p>574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6" calcext:value-type="float">
            <text:p>57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7" calcext:value-type="float">
            <text:p>5747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3" calcext:value-type="float">
            <text:p>619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5" calcext:value-type="float">
            <text:p>619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7" calcext:value-type="float">
            <text:p>619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8" calcext:value-type="float">
            <text:p>619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3" calcext:value-type="float">
            <text:p>620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6" calcext:value-type="float">
            <text:p>62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8" calcext:value-type="float">
            <text:p>62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1" calcext:value-type="float">
            <text:p>62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3" calcext:value-type="float">
            <text:p>62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6" calcext:value-type="float">
            <text:p>62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9" calcext:value-type="float">
            <text:p>62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1" calcext:value-type="float">
            <text:p>62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4" calcext:value-type="float">
            <text:p>62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7" calcext:value-type="float">
            <text:p>62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9" calcext:value-type="float">
            <text:p>62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2" calcext:value-type="float">
            <text:p>62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4" calcext:value-type="float">
            <text:p>623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7" calcext:value-type="float">
            <text:p>62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0" calcext:value-type="float">
            <text:p>624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3" calcext:value-type="float">
            <text:p>62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5" calcext:value-type="float">
            <text:p>62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8" calcext:value-type="float">
            <text:p>62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3" calcext:value-type="float">
            <text:p>62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6" calcext:value-type="float">
            <text:p>62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8" calcext:value-type="float">
            <text:p>62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1" calcext:value-type="float">
            <text:p>62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4" calcext:value-type="float">
            <text:p>626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6" calcext:value-type="float">
            <text:p>62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7" calcext:value-type="float">
            <text:p>626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9" calcext:value-type="float">
            <text:p>62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2" calcext:value-type="float">
            <text:p>62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4" calcext:value-type="float">
            <text:p>627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7" calcext:value-type="float">
            <text:p>62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9" calcext:value-type="float">
            <text:p>62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2" calcext:value-type="float">
            <text:p>62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5" calcext:value-type="float">
            <text:p>628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7" calcext:value-type="float">
            <text:p>62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8" calcext:value-type="float">
            <text:p>628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0" calcext:value-type="float">
            <text:p>629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3" calcext:value-type="float">
            <text:p>62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5" calcext:value-type="float">
            <text:p>62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6" calcext:value-type="float">
            <text:p>629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8" calcext:value-type="float">
            <text:p>62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3" calcext:value-type="float">
            <text:p>63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8" calcext:value-type="float">
            <text:p>63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1" calcext:value-type="float">
            <text:p>63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4" calcext:value-type="float">
            <text:p>63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6" calcext:value-type="float">
            <text:p>63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9" calcext:value-type="float">
            <text:p>63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1" calcext:value-type="float">
            <text:p>632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4" calcext:value-type="float">
            <text:p>63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7" calcext:value-type="float">
            <text:p>632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9" calcext:value-type="float">
            <text:p>63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2" calcext:value-type="float">
            <text:p>63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5" calcext:value-type="float">
            <text:p>63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7" calcext:value-type="float">
            <text:p>63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8" calcext:value-type="float">
            <text:p>63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0" calcext:value-type="float">
            <text:p>63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2" calcext:value-type="float">
            <text:p>634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5" calcext:value-type="float">
            <text:p>634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8" calcext:value-type="float">
            <text:p>63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1" calcext:value-type="float">
            <text:p>63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3" calcext:value-type="float">
            <text:p>63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6" calcext:value-type="float">
            <text:p>635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8" calcext:value-type="float">
            <text:p>635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9" calcext:value-type="float">
            <text:p>635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1" calcext:value-type="float">
            <text:p>63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3" calcext:value-type="float">
            <text:p>636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4" calcext:value-type="float">
            <text:p>63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6" calcext:value-type="float">
            <text:p>63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9" calcext:value-type="float">
            <text:p>63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2" calcext:value-type="float">
            <text:p>637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4" calcext:value-type="float">
            <text:p>637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7" calcext:value-type="float">
            <text:p>63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9" calcext:value-type="float">
            <text:p>63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2" calcext:value-type="float">
            <text:p>63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5" calcext:value-type="float">
            <text:p>638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7" calcext:value-type="float">
            <text:p>638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0" calcext:value-type="float">
            <text:p>639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3" calcext:value-type="float">
            <text:p>639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5" calcext:value-type="float">
            <text:p>639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6" calcext:value-type="float">
            <text:p>639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8" calcext:value-type="float">
            <text:p>63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3" calcext:value-type="float">
            <text:p>64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6" calcext:value-type="float">
            <text:p>640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8" calcext:value-type="float">
            <text:p>640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1" calcext:value-type="float">
            <text:p>64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4" calcext:value-type="float">
            <text:p>64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6" calcext:value-type="float">
            <text:p>64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7" calcext:value-type="float">
            <text:p>641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9" calcext:value-type="float">
            <text:p>64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2" calcext:value-type="float">
            <text:p>642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4" calcext:value-type="float">
            <text:p>642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7" calcext:value-type="float">
            <text:p>64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9" calcext:value-type="float">
            <text:p>64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0" calcext:value-type="float">
            <text:p>643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2" calcext:value-type="float">
            <text:p>643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5" calcext:value-type="float">
            <text:p>64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7" calcext:value-type="float">
            <text:p>64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8" calcext:value-type="float">
            <text:p>643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0" calcext:value-type="float">
            <text:p>644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3" calcext:value-type="float">
            <text:p>64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5" calcext:value-type="float">
            <text:p>64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8" calcext:value-type="float">
            <text:p>644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0" calcext:value-type="float">
            <text:p>645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1" calcext:value-type="float">
            <text:p>645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3" calcext:value-type="float">
            <text:p>645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4" calcext:value-type="float">
            <text:p>645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6" calcext:value-type="float">
            <text:p>64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8" calcext:value-type="float">
            <text:p>64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9" calcext:value-type="float">
            <text:p>645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1" calcext:value-type="float">
            <text:p>646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4" calcext:value-type="float">
            <text:p>646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6" calcext:value-type="float">
            <text:p>646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9" calcext:value-type="float">
            <text:p>646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1" calcext:value-type="float">
            <text:p>647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2" calcext:value-type="float">
            <text:p>647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4" calcext:value-type="float">
            <text:p>647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7" calcext:value-type="float">
            <text:p>647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9" calcext:value-type="float">
            <text:p>647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2" calcext:value-type="float">
            <text:p>648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5" calcext:value-type="float">
            <text:p>648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7" calcext:value-type="float">
            <text:p>648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0" calcext:value-type="float">
            <text:p>649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2" calcext:value-type="float">
            <text:p>649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5" calcext:value-type="float">
            <text:p>649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7" calcext:value-type="float">
            <text:p>649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8" calcext:value-type="float">
            <text:p>649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3" calcext:value-type="float">
            <text:p>650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6" calcext:value-type="float">
            <text:p>650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8" calcext:value-type="float">
            <text:p>650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1" calcext:value-type="float">
            <text:p>651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3" calcext:value-type="float">
            <text:p>651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6" calcext:value-type="float">
            <text:p>651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9" calcext:value-type="float">
            <text:p>651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2" calcext:value-type="float">
            <text:p>652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4" calcext:value-type="float">
            <text:p>652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7" calcext:value-type="float">
            <text:p>652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9" calcext:value-type="float">
            <text:p>6529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2" calcext:value-type="float">
            <text:p>653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5" calcext:value-type="float">
            <text:p>653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7" calcext:value-type="float">
            <text:p>653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0" calcext:value-type="float">
            <text:p>654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3" calcext:value-type="float">
            <text:p>654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5" calcext:value-type="float">
            <text:p>6545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6" calcext:value-type="float">
            <text:p>654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8" calcext:value-type="float">
            <text:p>654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1" calcext:value-type="float">
            <text:p>655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3" calcext:value-type="float">
            <text:p>6553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6" calcext:value-type="float">
            <text:p>655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8" calcext:value-type="float">
            <text:p>655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1" calcext:value-type="float">
            <text:p>656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6" calcext:value-type="float">
            <text:p>656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8" calcext:value-type="float">
            <text:p>6568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9" calcext:value-type="float">
            <text:p>656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1" calcext:value-type="float">
            <text:p>657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3" calcext:value-type="float">
            <text:p>6573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6" calcext:value-type="float">
            <text:p>657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9" calcext:value-type="float">
            <text:p>6579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1" calcext:value-type="float">
            <text:p>658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4" calcext:value-type="float">
            <text:p>6584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5" calcext:value-type="float">
            <text:p>658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168" calcext:value-type="float">
            <text:p>716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 table:number-rows-repeated="104730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7" table:number-columns-repeated="8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2" table:number-columns-repeated="1003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255-DEC</text:p>
          </table:table-cell>
          <table:table-cell office:value-type="string" calcext:value-type="string">
            <text:p>HEX(255-DEC)</text:p>
          </table:table-cell>
          <table:table-cell office:value-type="string" calcext:value-type="string">
            <text:p>ASCII(255-DEC)</text:p>
          </table:table-cell>
          <table:table-cell table:number-columns-repeated="1009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3]*128+[.B3]*64+[.C3]*32+[.D3]*16+[.E3]*8+[.F3]*4+[.G3]*2+[.H3]*1)" office:value-type="float" office:value="15" calcext:value-type="float">
            <text:p>15</text:p>
          </table:table-cell>
          <table:table-cell table:formula="of:=DEC2HEX([.J3])" office:value-type="string" office:string-value="F" calcext:value-type="string">
            <text:p>F</text:p>
          </table:table-cell>
          <table:table-cell office:value-type="string" calcext:value-type="string">
            <text:p>ADR</text:p>
          </table:table-cell>
          <table:table-cell table:formula="of:=(255-'DEC')" office:value-type="float" office:value="240" calcext:value-type="float">
            <text:p>240</text:p>
          </table:table-cell>
          <table:table-cell table:formula="of:=DEC2HEX([.M3])" office:value-type="string" office:string-value="F0" calcext:value-type="string">
            <text:p>F0</text:p>
          </table:table-cell>
          <table:table-cell table:number-columns-repeated="10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]*128+[.B4]*64+[.C4]*32+[.D4]*16+[.E4]*8+[.F4]*4+[.G4]*2+[.H4]*1)" office:value-type="float" office:value="173" calcext:value-type="float">
            <text:p>173</text:p>
          </table:table-cell>
          <table:table-cell table:formula="of:=DEC2HEX([.J4])" office:value-type="string" office:string-value="AD" calcext:value-type="string">
            <text:p>AD</text:p>
          </table:table-cell>
          <table:table-cell office:value-type="string" calcext:value-type="string">
            <text:p>Byte 1</text:p>
          </table:table-cell>
          <table:table-cell table:formula="of:=(255-[.J4])" office:value-type="float" office:value="82" calcext:value-type="float">
            <text:p>82</text:p>
          </table:table-cell>
          <table:table-cell table:formula="of:=DEC2HEX([.M4])" office:value-type="string" office:string-value="52" calcext:value-type="string">
            <text:p>52</text:p>
          </table:table-cell>
          <table:table-cell table:formula="of:=CHAR([.M4]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]*128+[.B5]*64+[.C5]*32+[.D5]*16+[.E5]*8+[.F5]*4+[.G5]*2+[.H5]*1)" office:value-type="float" office:value="190" calcext:value-type="float">
            <text:p>190</text:p>
          </table:table-cell>
          <table:table-cell table:formula="of:=DEC2HEX([.J5])" office:value-type="string" office:string-value="BE" calcext:value-type="string">
            <text:p>BE</text:p>
          </table:table-cell>
          <table:table-cell office:value-type="string" calcext:value-type="string">
            <text:p>Byte 2</text:p>
          </table:table-cell>
          <table:table-cell table:formula="of:=(255-[.J5])" office:value-type="float" office:value="65" calcext:value-type="float">
            <text:p>65</text:p>
          </table:table-cell>
          <table:table-cell table:formula="of:=DEC2HEX([.M5])" office:value-type="string" office:string-value="41" calcext:value-type="string">
            <text:p>41</text:p>
          </table:table-cell>
          <table:table-cell table:formula="of:=CHAR([.M5]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A6]*128+[.B6]*64+[.C6]*32+[.D6]*16+[.E6]*8+[.F6]*4+[.G6]*2+[.H6]*1)" office:value-type="float" office:value="187" calcext:value-type="float">
            <text:p>187</text:p>
          </table:table-cell>
          <table:table-cell table:formula="of:=DEC2HEX([.J6])" office:value-type="string" office:string-value="BB" calcext:value-type="string">
            <text:p>BB</text:p>
          </table:table-cell>
          <table:table-cell office:value-type="string" calcext:value-type="string">
            <text:p>Byte 3</text:p>
          </table:table-cell>
          <table:table-cell table:formula="of:=(255-[.J6])" office:value-type="float" office:value="68" calcext:value-type="float">
            <text:p>68</text:p>
          </table:table-cell>
          <table:table-cell table:formula="of:=DEC2HEX([.M6])" office:value-type="string" office:string-value="44" calcext:value-type="string">
            <text:p>44</text:p>
          </table:table-cell>
          <table:table-cell table:formula="of:=CHAR([.M6]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]*128+[.B7]*64+[.C7]*32+[.D7]*16+[.E7]*8+[.F7]*4+[.G7]*2+[.H7]*1)" office:value-type="float" office:value="182" calcext:value-type="float">
            <text:p>182</text:p>
          </table:table-cell>
          <table:table-cell table:formula="of:=DEC2HEX([.J7])" office:value-type="string" office:string-value="B6" calcext:value-type="string">
            <text:p>B6</text:p>
          </table:table-cell>
          <table:table-cell office:value-type="string" calcext:value-type="string">
            <text:p>Byte 4</text:p>
          </table:table-cell>
          <table:table-cell table:formula="of:=(255-[.J7])" office:value-type="float" office:value="73" calcext:value-type="float">
            <text:p>73</text:p>
          </table:table-cell>
          <table:table-cell table:formula="of:=DEC2HEX([.M7])" office:value-type="string" office:string-value="49" calcext:value-type="string">
            <text:p>49</text:p>
          </table:table-cell>
          <table:table-cell table:formula="of:=CHAR([.M7])" office:value-type="string" office:string-value="I" calcext:value-type="string">
            <text:p>I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A8]*128+[.B8]*64+[.C8]*32+[.D8]*16+[.E8]*8+[.F8]*4+[.G8]*2+[.H8]*1)" office:value-type="float" office:value="176" calcext:value-type="float">
            <text:p>176</text:p>
          </table:table-cell>
          <table:table-cell table:formula="of:=DEC2HEX([.J8])" office:value-type="string" office:string-value="B0" calcext:value-type="string">
            <text:p>B0</text:p>
          </table:table-cell>
          <table:table-cell office:value-type="string" calcext:value-type="string">
            <text:p>Byte 5</text:p>
          </table:table-cell>
          <table:table-cell table:formula="of:=(255-[.J8])" office:value-type="float" office:value="79" calcext:value-type="float">
            <text:p>79</text:p>
          </table:table-cell>
          <table:table-cell table:formula="of:=DEC2HEX([.M8])" office:value-type="string" office:string-value="4F" calcext:value-type="string">
            <text:p>4F</text:p>
          </table:table-cell>
          <table:table-cell table:formula="of:=CHAR([.M8]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9]*128+[.B9]*64+[.C9]*32+[.D9]*16+[.E9]*8+[.F9]*4+[.G9]*2+[.H9]*1)" office:value-type="float" office:value="153" calcext:value-type="float">
            <text:p>153</text:p>
          </table:table-cell>
          <table:table-cell table:formula="of:=DEC2HEX([.J9])" office:value-type="string" office:string-value="99" calcext:value-type="string">
            <text:p>99</text:p>
          </table:table-cell>
          <table:table-cell office:value-type="string" calcext:value-type="string">
            <text:p>Byte 6</text:p>
          </table:table-cell>
          <table:table-cell table:formula="of:=(255-[.J9])" office:value-type="float" office:value="102" calcext:value-type="float">
            <text:p>102</text:p>
          </table:table-cell>
          <table:table-cell table:formula="of:=DEC2HEX([.M9])" office:value-type="string" office:string-value="66" calcext:value-type="string">
            <text:p>66</text:p>
          </table:table-cell>
          <table:table-cell table:formula="of:=CHAR([.M9])" office:value-type="string" office:string-value="f" calcext:value-type="string">
            <text:p>f</text:p>
          </table:table-cell>
          <table:table-cell office:value-type="string" calcext:value-type="string">
            <text:p>_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0]*128+[.B10]*64+[.C10]*32+[.D10]*16+[.E10]*8+[.F10]*4+[.G10]*2+[.H10]*1)" office:value-type="float" office:value="185" calcext:value-type="float">
            <text:p>185</text:p>
          </table:table-cell>
          <table:table-cell table:formula="of:=DEC2HEX([.J10])" office:value-type="string" office:string-value="B9" calcext:value-type="string">
            <text:p>B9</text:p>
          </table:table-cell>
          <table:table-cell office:value-type="string" calcext:value-type="string">
            <text:p>Byte 7</text:p>
          </table:table-cell>
          <table:table-cell table:formula="of:=(255-[.J10])" office:value-type="float" office:value="70" calcext:value-type="float">
            <text:p>70</text:p>
          </table:table-cell>
          <table:table-cell table:formula="of:=DEC2HEX([.M10])" office:value-type="string" office:string-value="46" calcext:value-type="string">
            <text:p>46</text:p>
          </table:table-cell>
          <table:table-cell table:formula="of:=CHAR([.M10]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1]*128+[.B11]*64+[.C11]*32+[.D11]*16+[.E11]*8+[.F11]*4+[.G11]*2+[.H11]*1)" office:value-type="float" office:value="178" calcext:value-type="float">
            <text:p>178</text:p>
          </table:table-cell>
          <table:table-cell table:formula="of:=DEC2HEX([.J11])" office:value-type="string" office:string-value="B2" calcext:value-type="string">
            <text:p>B2</text:p>
          </table:table-cell>
          <table:table-cell office:value-type="string" calcext:value-type="string">
            <text:p>Byte 8</text:p>
          </table:table-cell>
          <table:table-cell table:formula="of:=(255-[.J11])" office:value-type="float" office:value="77" calcext:value-type="float">
            <text:p>77</text:p>
          </table:table-cell>
          <table:table-cell table:formula="of:=DEC2HEX([.M11])" office:value-type="string" office:string-value="4D" calcext:value-type="string">
            <text:p>4D</text:p>
          </table:table-cell>
          <table:table-cell table:formula="of:=CHAR([.M11]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2]*128+[.B12]*64+[.C12]*32+[.D12]*16+[.E12]*8+[.F12]*4+[.G12]*2+[.H12]*1)" office:value-type="float" office:value="185" calcext:value-type="float">
            <text:p>185</text:p>
          </table:table-cell>
          <table:table-cell table:formula="of:=DEC2HEX([.J12])" office:value-type="string" office:string-value="B9" calcext:value-type="string">
            <text:p>B9</text:p>
          </table:table-cell>
          <table:table-cell office:value-type="string" calcext:value-type="string">
            <text:p>Byte 9</text:p>
          </table:table-cell>
          <table:table-cell table:formula="of:=(255-[.J12])" office:value-type="float" office:value="70" calcext:value-type="float">
            <text:p>70</text:p>
          </table:table-cell>
          <table:table-cell table:formula="of:=DEC2HEX([.M12])" office:value-type="string" office:string-value="46" calcext:value-type="string">
            <text:p>46</text:p>
          </table:table-cell>
          <table:table-cell table:formula="of:=CHAR([.M12]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3]*128+[.B13]*64+[.C13]*32+[.D13]*16+[.E13]*8+[.F13]*4+[.G13]*2+[.H13]*1)" office:value-type="float" office:value="178" calcext:value-type="float">
            <text:p>178</text:p>
          </table:table-cell>
          <table:table-cell table:formula="of:=DEC2HEX([.J13])" office:value-type="string" office:string-value="B2" calcext:value-type="string">
            <text:p>B2</text:p>
          </table:table-cell>
          <table:table-cell office:value-type="string" calcext:value-type="string">
            <text:p>Byte 10</text:p>
          </table:table-cell>
          <table:table-cell table:formula="of:=(255-[.J13])" office:value-type="float" office:value="77" calcext:value-type="float">
            <text:p>77</text:p>
          </table:table-cell>
          <table:table-cell table:formula="of:=DEC2HEX([.M13])" office:value-type="string" office:string-value="4D" calcext:value-type="string">
            <text:p>4D</text:p>
          </table:table-cell>
          <table:table-cell table:formula="of:=CHAR([.M13]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4]*128+[.B14]*64+[.C14]*32+[.D14]*16+[.E14]*8+[.F14]*4+[.G14]*2+[.H14]*1)" office:value-type="float" office:value="206" calcext:value-type="float">
            <text:p>206</text:p>
          </table:table-cell>
          <table:table-cell table:formula="of:=DEC2HEX([.J14])" office:value-type="string" office:string-value="CE" calcext:value-type="string">
            <text:p>CE</text:p>
          </table:table-cell>
          <table:table-cell office:value-type="string" calcext:value-type="string">
            <text:p>Byte 11</text:p>
          </table:table-cell>
          <table:table-cell table:formula="of:=(255-[.J14])" office:value-type="float" office:value="49" calcext:value-type="float">
            <text:p>49</text:p>
          </table:table-cell>
          <table:table-cell table:formula="of:=DEC2HEX([.M14])" office:value-type="string" office:string-value="31" calcext:value-type="string">
            <text:p>31</text:p>
          </table:table-cell>
          <table:table-cell table:formula="of:=CHAR([.M14]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5]*128+[.B15]*64+[.C15]*32+[.D15]*16+[.E15]*8+[.F15]*4+[.G15]*2+[.H15]*1)" office:value-type="float" office:value="210" calcext:value-type="float">
            <text:p>210</text:p>
          </table:table-cell>
          <table:table-cell table:formula="of:=DEC2HEX([.J15])" office:value-type="string" office:string-value="D2" calcext:value-type="string">
            <text:p>D2</text:p>
          </table:table-cell>
          <table:table-cell office:value-type="string" calcext:value-type="string">
            <text:p>Byte 12</text:p>
          </table:table-cell>
          <table:table-cell table:formula="of:=(255-[.J15])" office:value-type="float" office:value="45" calcext:value-type="float">
            <text:p>45</text:p>
          </table:table-cell>
          <table:table-cell table:formula="of:=DEC2HEX([.M15])" office:value-type="string" office:string-value="2D" calcext:value-type="string">
            <text:p>2D</text:p>
          </table:table-cell>
          <table:table-cell table:formula="of:=CHAR([.M15])" office:value-type="string" office:string-value="-" calcext:value-type="string">
            <text:p>-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6]*128+[.B16]*64+[.C16]*32+[.D16]*16+[.E16]*8+[.F16]*4+[.G16]*2+[.H16]*1)" office:value-type="float" office:value="206" calcext:value-type="float">
            <text:p>206</text:p>
          </table:table-cell>
          <table:table-cell table:formula="of:=DEC2HEX([.J16])" office:value-type="string" office:string-value="CE" calcext:value-type="string">
            <text:p>CE</text:p>
          </table:table-cell>
          <table:table-cell office:value-type="string" calcext:value-type="string">
            <text:p>Byte 13</text:p>
          </table:table-cell>
          <table:table-cell table:formula="of:=(255-[.J16])" office:value-type="float" office:value="49" calcext:value-type="float">
            <text:p>49</text:p>
          </table:table-cell>
          <table:table-cell table:formula="of:=DEC2HEX([.M16])" office:value-type="string" office:string-value="31" calcext:value-type="string">
            <text:p>31</text:p>
          </table:table-cell>
          <table:table-cell table:formula="of:=CHAR([.M16]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7]*128+[.B17]*64+[.C17]*32+[.D17]*16+[.E17]*8+[.F17]*4+[.G17]*2+[.H17]*1)" office:value-type="float" office:value="223" calcext:value-type="float">
            <text:p>223</text:p>
          </table:table-cell>
          <table:table-cell table:formula="of:=DEC2HEX([.J17])" office:value-type="string" office:string-value="DF" calcext:value-type="string">
            <text:p>DF</text:p>
          </table:table-cell>
          <table:table-cell office:value-type="string" calcext:value-type="string">
            <text:p>Byte 14</text:p>
          </table:table-cell>
          <table:table-cell table:formula="of:=(255-[.J17])" office:value-type="float" office:value="32" calcext:value-type="float">
            <text:p>32</text:p>
          </table:table-cell>
          <table:table-cell table:formula="of:=DEC2HEX([.M17])" office:value-type="string" office:string-value="20" calcext:value-type="string">
            <text:p>20</text:p>
          </table:table-cell>
          <table:table-cell table:formula="of:=UNICHAR([.M17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8]*128+[.B18]*64+[.C18]*32+[.D18]*16+[.E18]*8+[.F18]*4+[.G18]*2+[.H18]*1)" office:value-type="float" office:value="223" calcext:value-type="float">
            <text:p>223</text:p>
          </table:table-cell>
          <table:table-cell table:formula="of:=DEC2HEX([.J18])" office:value-type="string" office:string-value="DF" calcext:value-type="string">
            <text:p>DF</text:p>
          </table:table-cell>
          <table:table-cell office:value-type="string" calcext:value-type="string">
            <text:p>Byte 15</text:p>
          </table:table-cell>
          <table:table-cell table:formula="of:=(255-[.J18])" office:value-type="float" office:value="32" calcext:value-type="float">
            <text:p>32</text:p>
          </table:table-cell>
          <table:table-cell table:formula="of:=DEC2HEX([.M18])" office:value-type="string" office:string-value="20" calcext:value-type="string">
            <text:p>20</text:p>
          </table:table-cell>
          <table:table-cell table:formula="of:=UNICHAR([.M18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9]*128+[.B19]*64+[.C19]*32+[.D19]*16+[.E19]*8+[.F19]*4+[.G19]*2+[.H19]*1)" office:value-type="float" office:value="223" calcext:value-type="float">
            <text:p>223</text:p>
          </table:table-cell>
          <table:table-cell table:formula="of:=DEC2HEX([.J19])" office:value-type="string" office:string-value="DF" calcext:value-type="string">
            <text:p>DF</text:p>
          </table:table-cell>
          <table:table-cell office:value-type="string" calcext:value-type="string">
            <text:p>Byte 16</text:p>
          </table:table-cell>
          <table:table-cell table:formula="of:=(255-[.J19])" office:value-type="float" office:value="32" calcext:value-type="float">
            <text:p>32</text:p>
          </table:table-cell>
          <table:table-cell table:formula="of:=DEC2HEX([.M19])" office:value-type="string" office:string-value="20" calcext:value-type="string">
            <text:p>20</text:p>
          </table:table-cell>
          <table:table-cell table:formula="of:=UNICHAR([.M19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0]*128+[.B20]*64+[.C20]*32+[.D20]*16+[.E20]*8+[.F20]*4+[.G20]*2+[.H20]*1)" office:value-type="float" office:value="218" calcext:value-type="float">
            <text:p>218</text:p>
          </table:table-cell>
          <table:table-cell table:formula="of:=DEC2HEX([.J20])" office:value-type="string" office:string-value="DA" calcext:value-type="string">
            <text:p>DA</text:p>
          </table:table-cell>
          <table:table-cell office:value-type="string" calcext:value-type="string">
            <text:p>CRC/SUM</text:p>
          </table:table-cell>
          <table:table-cell table:formula="of:=SUM([.M3:.M19])" office:value-type="float" office:value="1242" calcext:value-type="float">
            <text:p>1242</text:p>
          </table:table-cell>
          <table:table-cell table:formula="of:=DEC2HEX([.M20])" office:value-type="string" office:string-value="4DA" calcext:value-type="string">
            <text:p>4DA</text:p>
          </table:table-cell>
          <table:table-cell table:number-columns-repeated="1010"/>
        </table:table-row>
        <table:table-row table:style-name="ro3">
          <table:table-cell table:number-columns-repeated="16"/>
          <table:table-cell table:style-name="ce1"/>
          <table:table-cell table:number-columns-repeated="1007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22]*128+[.B22]*64+[.C22]*32+[.D22]*16+[.E22]*8+[.F22]*4+[.G22]*2+[.H22]*1)" office:value-type="float" office:value="15" calcext:value-type="float">
            <text:p>15</text:p>
          </table:table-cell>
          <table:table-cell table:formula="of:=DEC2HEX([.J22])" office:value-type="string" office:string-value="F" calcext:value-type="string">
            <text:p>F</text:p>
          </table:table-cell>
          <table:table-cell office:value-type="string" calcext:value-type="string">
            <text:p>ADR</text:p>
          </table:table-cell>
          <table:table-cell table:formula="of:=(255-[.J22])" office:value-type="float" office:value="240" calcext:value-type="float">
            <text:p>240</text:p>
          </table:table-cell>
          <table:table-cell table:formula="of:=DEC2HEX([.M22])" office:value-type="string" office:string-value="F0" calcext:value-type="string">
            <text:p>F0</text:p>
          </table:table-cell>
          <table:table-cell table:number-columns-repeated="1010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3]*128+[.B23]*64+[.C23]*32+[.D23]*16+[.E23]*8+[.F23]*4+[.G23]*2+[.H23]*1)" office:value-type="float" office:value="223" calcext:value-type="float">
            <text:p>223</text:p>
          </table:table-cell>
          <table:table-cell table:formula="of:=DEC2HEX([.J23])" office:value-type="string" office:string-value="DF" calcext:value-type="string">
            <text:p>DF</text:p>
          </table:table-cell>
          <table:table-cell office:value-type="string" calcext:value-type="string">
            <text:p>Byte 1</text:p>
          </table:table-cell>
          <table:table-cell table:formula="of:=(255-[.J23])" office:value-type="float" office:value="32" calcext:value-type="float">
            <text:p>32</text:p>
          </table:table-cell>
          <table:table-cell table:formula="of:=DEC2HEX([.M23])" office:value-type="string" office:string-value="20" calcext:value-type="string">
            <text:p>20</text:p>
          </table:table-cell>
          <table:table-cell table:formula="of:=CHAR([.M23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4]*128+[.B24]*64+[.C24]*32+[.D24]*16+[.E24]*8+[.F24]*4+[.G24]*2+[.H24]*1)" office:value-type="float" office:value="223" calcext:value-type="float">
            <text:p>223</text:p>
          </table:table-cell>
          <table:table-cell table:formula="of:=DEC2HEX([.J24])" office:value-type="string" office:string-value="DF" calcext:value-type="string">
            <text:p>DF</text:p>
          </table:table-cell>
          <table:table-cell office:value-type="string" calcext:value-type="string">
            <text:p>Byte 2</text:p>
          </table:table-cell>
          <table:table-cell table:formula="of:=(255-[.J24])" office:value-type="float" office:value="32" calcext:value-type="float">
            <text:p>32</text:p>
          </table:table-cell>
          <table:table-cell table:formula="of:=DEC2HEX([.M24])" office:value-type="string" office:string-value="20" calcext:value-type="string">
            <text:p>20</text:p>
          </table:table-cell>
          <table:table-cell table:formula="of:=CHAR([.M24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5]*128+[.B25]*64+[.C25]*32+[.D25]*16+[.E25]*8+[.F25]*4+[.G25]*2+[.H25]*1)" office:value-type="float" office:value="223" calcext:value-type="float">
            <text:p>223</text:p>
          </table:table-cell>
          <table:table-cell table:formula="of:=DEC2HEX([.J25])" office:value-type="string" office:string-value="DF" calcext:value-type="string">
            <text:p>DF</text:p>
          </table:table-cell>
          <table:table-cell office:value-type="string" calcext:value-type="string">
            <text:p>Byte 3</text:p>
          </table:table-cell>
          <table:table-cell table:formula="of:=(255-[.J25])" office:value-type="float" office:value="32" calcext:value-type="float">
            <text:p>32</text:p>
          </table:table-cell>
          <table:table-cell table:formula="of:=DEC2HEX([.M25])" office:value-type="string" office:string-value="20" calcext:value-type="string">
            <text:p>20</text:p>
          </table:table-cell>
          <table:table-cell table:formula="of:=CHAR([.M25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A26]*128+[.B26]*64+[.C26]*32+[.D26]*16+[.E26]*8+[.F26]*4+[.G26]*2+[.H26]*1)" office:value-type="float" office:value="199" calcext:value-type="float">
            <text:p>199</text:p>
          </table:table-cell>
          <table:table-cell table:formula="of:=DEC2HEX([.J26])" office:value-type="string" office:string-value="C7" calcext:value-type="string">
            <text:p>C7</text:p>
          </table:table-cell>
          <table:table-cell office:value-type="string" calcext:value-type="string">
            <text:p>Byte 4</text:p>
          </table:table-cell>
          <table:table-cell table:formula="of:=(255-[.J26])" office:value-type="float" office:value="56" calcext:value-type="float">
            <text:p>56</text:p>
          </table:table-cell>
          <table:table-cell table:formula="of:=DEC2HEX([.M26])" office:value-type="string" office:string-value="38" calcext:value-type="string">
            <text:p>38</text:p>
          </table:table-cell>
          <table:table-cell table:formula="of:=CHAR([.M26])" office:value-type="string" office:string-value="8" calcext:value-type="string">
            <text:p>8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7]*128+[.B27]*64+[.C27]*32+[.D27]*16+[.E27]*8+[.F27]*4+[.G27]*2+[.H27]*1)" office:value-type="float" office:value="198" calcext:value-type="float">
            <text:p>198</text:p>
          </table:table-cell>
          <table:table-cell table:formula="of:=DEC2HEX([.J27])" office:value-type="string" office:string-value="C6" calcext:value-type="string">
            <text:p>C6</text:p>
          </table:table-cell>
          <table:table-cell office:value-type="string" calcext:value-type="string">
            <text:p>Byte 5</text:p>
          </table:table-cell>
          <table:table-cell table:formula="of:=(255-[.J27])" office:value-type="float" office:value="57" calcext:value-type="float">
            <text:p>57</text:p>
          </table:table-cell>
          <table:table-cell table:formula="of:=DEC2HEX([.M27])" office:value-type="string" office:string-value="39" calcext:value-type="string">
            <text:p>39</text:p>
          </table:table-cell>
          <table:table-cell table:formula="of:=CHAR([.M27])" office:value-type="string" office:string-value="9" calcext:value-type="string">
            <text:p>9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8]*128+[.B28]*64+[.C28]*32+[.D28]*16+[.E28]*8+[.F28]*4+[.G28]*2+[.H28]*1)" office:value-type="float" office:value="209" calcext:value-type="float">
            <text:p>209</text:p>
          </table:table-cell>
          <table:table-cell table:formula="of:=DEC2HEX([.J28])" office:value-type="string" office:string-value="D1" calcext:value-type="string">
            <text:p>D1</text:p>
          </table:table-cell>
          <table:table-cell office:value-type="string" calcext:value-type="string">
            <text:p>Byte 6</text:p>
          </table:table-cell>
          <table:table-cell table:formula="of:=(255-[.J28])" office:value-type="float" office:value="46" calcext:value-type="float">
            <text:p>46</text:p>
          </table:table-cell>
          <table:table-cell table:formula="of:=DEC2HEX([.M28])" office:value-type="string" office:string-value="2E" calcext:value-type="string">
            <text:p>2E</text:p>
          </table:table-cell>
          <table:table-cell table:formula="of:=CHAR([.M28])" office:value-type="string" office:string-value="." calcext:value-type="string">
            <text:p>.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A29]*128+[.B29]*64+[.C29]*32+[.D29]*16+[.E29]*8+[.F29]*4+[.G29]*2+[.H29]*1)" office:value-type="float" office:value="204" calcext:value-type="float">
            <text:p>204</text:p>
          </table:table-cell>
          <table:table-cell table:formula="of:=DEC2HEX([.J29])" office:value-type="string" office:string-value="CC" calcext:value-type="string">
            <text:p>CC</text:p>
          </table:table-cell>
          <table:table-cell office:value-type="string" calcext:value-type="string">
            <text:p>Byte 7</text:p>
          </table:table-cell>
          <table:table-cell table:formula="of:=(255-[.J29])" office:value-type="float" office:value="51" calcext:value-type="float">
            <text:p>51</text:p>
          </table:table-cell>
          <table:table-cell table:formula="of:=DEC2HEX([.M29])" office:value-type="string" office:string-value="33" calcext:value-type="string">
            <text:p>33</text:p>
          </table:table-cell>
          <table:table-cell table:formula="of:=CHAR([.M29])" office:value-type="string" office:string-value="3" calcext:value-type="string">
            <text:p>3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0]*128+[.B30]*64+[.C30]*32+[.D30]*16+[.E30]*8+[.F30]*4+[.G30]*2+[.H30]*1)" office:value-type="float" office:value="223" calcext:value-type="float">
            <text:p>223</text:p>
          </table:table-cell>
          <table:table-cell table:formula="of:=DEC2HEX([.J30])" office:value-type="string" office:string-value="DF" calcext:value-type="string">
            <text:p>DF</text:p>
          </table:table-cell>
          <table:table-cell office:value-type="string" calcext:value-type="string">
            <text:p>Byte 8</text:p>
          </table:table-cell>
          <table:table-cell table:formula="of:=(255-[.J30])" office:value-type="float" office:value="32" calcext:value-type="float">
            <text:p>32</text:p>
          </table:table-cell>
          <table:table-cell table:formula="of:=DEC2HEX([.M30])" office:value-type="string" office:string-value="20" calcext:value-type="string">
            <text:p>20</text:p>
          </table:table-cell>
          <table:table-cell table:formula="of:=CHAR([.M30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1]*128+[.B31]*64+[.C31]*32+[.D31]*16+[.E31]*8+[.F31]*4+[.G31]*2+[.H31]*1)" office:value-type="float" office:value="185" calcext:value-type="float">
            <text:p>185</text:p>
          </table:table-cell>
          <table:table-cell table:formula="of:=DEC2HEX([.J31])" office:value-type="string" office:string-value="B9" calcext:value-type="string">
            <text:p>B9</text:p>
          </table:table-cell>
          <table:table-cell office:value-type="string" calcext:value-type="string">
            <text:p>Byte 9</text:p>
          </table:table-cell>
          <table:table-cell table:formula="of:=(255-[.J31])" office:value-type="float" office:value="70" calcext:value-type="float">
            <text:p>70</text:p>
          </table:table-cell>
          <table:table-cell table:formula="of:=DEC2HEX([.M31])" office:value-type="string" office:string-value="46" calcext:value-type="string">
            <text:p>46</text:p>
          </table:table-cell>
          <table:table-cell table:formula="of:=CHAR([.M31]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2]*128+[.B32]*64+[.C32]*32+[.D32]*16+[.E32]*8+[.F32]*4+[.G32]*2+[.H32]*1)" office:value-type="float" office:value="178" calcext:value-type="float">
            <text:p>178</text:p>
          </table:table-cell>
          <table:table-cell table:formula="of:=DEC2HEX([.J32])" office:value-type="string" office:string-value="B2" calcext:value-type="string">
            <text:p>B2</text:p>
          </table:table-cell>
          <table:table-cell office:value-type="string" calcext:value-type="string">
            <text:p>Byte 10</text:p>
          </table:table-cell>
          <table:table-cell table:formula="of:=(255-[.J32])" office:value-type="float" office:value="77" calcext:value-type="float">
            <text:p>77</text:p>
          </table:table-cell>
          <table:table-cell table:formula="of:=DEC2HEX([.M32])" office:value-type="string" office:string-value="4D" calcext:value-type="string">
            <text:p>4D</text:p>
          </table:table-cell>
          <table:table-cell table:formula="of:=CHAR([.M32]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3]*128+[.B33]*64+[.C33]*32+[.D33]*16+[.E33]*8+[.F33]*4+[.G33]*2+[.H33]*1)" office:value-type="float" office:value="206" calcext:value-type="float">
            <text:p>206</text:p>
          </table:table-cell>
          <table:table-cell table:formula="of:=DEC2HEX([.J33])" office:value-type="string" office:string-value="CE" calcext:value-type="string">
            <text:p>CE</text:p>
          </table:table-cell>
          <table:table-cell office:value-type="string" calcext:value-type="string">
            <text:p>Byte 11</text:p>
          </table:table-cell>
          <table:table-cell table:formula="of:=(255-[.J33])" office:value-type="float" office:value="49" calcext:value-type="float">
            <text:p>49</text:p>
          </table:table-cell>
          <table:table-cell table:formula="of:=DEC2HEX([.M33])" office:value-type="string" office:string-value="31" calcext:value-type="string">
            <text:p>31</text:p>
          </table:table-cell>
          <table:table-cell table:formula="of:=CHAR([.M33]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4]*128+[.B34]*64+[.C34]*32+[.D34]*16+[.E34]*8+[.F34]*4+[.G34]*2+[.H34]*1)" office:value-type="float" office:value="210" calcext:value-type="float">
            <text:p>210</text:p>
          </table:table-cell>
          <table:table-cell table:formula="of:=DEC2HEX([.J34])" office:value-type="string" office:string-value="D2" calcext:value-type="string">
            <text:p>D2</text:p>
          </table:table-cell>
          <table:table-cell office:value-type="string" calcext:value-type="string">
            <text:p>Byte 12</text:p>
          </table:table-cell>
          <table:table-cell table:formula="of:=(255-[.J34])" office:value-type="float" office:value="45" calcext:value-type="float">
            <text:p>45</text:p>
          </table:table-cell>
          <table:table-cell table:formula="of:=DEC2HEX([.M34])" office:value-type="string" office:string-value="2D" calcext:value-type="string">
            <text:p>2D</text:p>
          </table:table-cell>
          <table:table-cell table:formula="of:=CHAR([.M34])" office:value-type="string" office:string-value="-" calcext:value-type="string">
            <text:p>-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5]*128+[.B35]*64+[.C35]*32+[.D35]*16+[.E35]*8+[.F35]*4+[.G35]*2+[.H35]*1)" office:value-type="float" office:value="206" calcext:value-type="float">
            <text:p>206</text:p>
          </table:table-cell>
          <table:table-cell table:formula="of:=DEC2HEX([.J35])" office:value-type="string" office:string-value="CE" calcext:value-type="string">
            <text:p>CE</text:p>
          </table:table-cell>
          <table:table-cell office:value-type="string" calcext:value-type="string">
            <text:p>Byte 13</text:p>
          </table:table-cell>
          <table:table-cell table:formula="of:=(255-[.J35])" office:value-type="float" office:value="49" calcext:value-type="float">
            <text:p>49</text:p>
          </table:table-cell>
          <table:table-cell table:formula="of:=DEC2HEX([.M35])" office:value-type="string" office:string-value="31" calcext:value-type="string">
            <text:p>31</text:p>
          </table:table-cell>
          <table:table-cell table:formula="of:=CHAR([.M35]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6]*128+[.B36]*64+[.C36]*32+[.D36]*16+[.E36]*8+[.F36]*4+[.G36]*2+[.H36]*1)" office:value-type="float" office:value="223" calcext:value-type="float">
            <text:p>223</text:p>
          </table:table-cell>
          <table:table-cell table:formula="of:=DEC2HEX([.J36])" office:value-type="string" office:string-value="DF" calcext:value-type="string">
            <text:p>DF</text:p>
          </table:table-cell>
          <table:table-cell office:value-type="string" calcext:value-type="string">
            <text:p>Byte 14</text:p>
          </table:table-cell>
          <table:table-cell table:formula="of:=(255-[.J36])" office:value-type="float" office:value="32" calcext:value-type="float">
            <text:p>32</text:p>
          </table:table-cell>
          <table:table-cell table:formula="of:=DEC2HEX([.M36])" office:value-type="string" office:string-value="20" calcext:value-type="string">
            <text:p>20</text:p>
          </table:table-cell>
          <table:table-cell table:formula="of:=CHAR([.M36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7]*128+[.B37]*64+[.C37]*32+[.D37]*16+[.E37]*8+[.F37]*4+[.G37]*2+[.H37]*1)" office:value-type="float" office:value="223" calcext:value-type="float">
            <text:p>223</text:p>
          </table:table-cell>
          <table:table-cell table:formula="of:=DEC2HEX([.J37])" office:value-type="string" office:string-value="DF" calcext:value-type="string">
            <text:p>DF</text:p>
          </table:table-cell>
          <table:table-cell office:value-type="string" calcext:value-type="string">
            <text:p>Byte 15</text:p>
          </table:table-cell>
          <table:table-cell table:formula="of:=(255-[.J37])" office:value-type="float" office:value="32" calcext:value-type="float">
            <text:p>32</text:p>
          </table:table-cell>
          <table:table-cell table:formula="of:=DEC2HEX([.M37])" office:value-type="string" office:string-value="20" calcext:value-type="string">
            <text:p>20</text:p>
          </table:table-cell>
          <table:table-cell table:formula="of:=CHAR([.M37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8]*128+[.B38]*64+[.C38]*32+[.D38]*16+[.E38]*8+[.F38]*4+[.G38]*2+[.H38]*1)" office:value-type="float" office:value="223" calcext:value-type="float">
            <text:p>223</text:p>
          </table:table-cell>
          <table:table-cell table:formula="of:=DEC2HEX([.J38])" office:value-type="string" office:string-value="DF" calcext:value-type="string">
            <text:p>DF</text:p>
          </table:table-cell>
          <table:table-cell office:value-type="string" calcext:value-type="string">
            <text:p>Byte 16</text:p>
          </table:table-cell>
          <table:table-cell table:formula="of:=(255-[.J38])" office:value-type="float" office:value="32" calcext:value-type="float">
            <text:p>32</text:p>
          </table:table-cell>
          <table:table-cell table:formula="of:=DEC2HEX([.M38])" office:value-type="string" office:string-value="20" calcext:value-type="string">
            <text:p>20</text:p>
          </table:table-cell>
          <table:table-cell table:formula="of:=CHAR([.M38]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A39]*128+[.B39]*64+[.C39]*32+[.D39]*16+[.E39]*8+[.F39]*4+[.G39]*2+[.H39]*1)" office:value-type="float" office:value="196" calcext:value-type="float">
            <text:p>196</text:p>
          </table:table-cell>
          <table:table-cell table:formula="of:=DEC2HEX([.J39])" office:value-type="string" office:string-value="C4" calcext:value-type="string">
            <text:p>C4</text:p>
          </table:table-cell>
          <table:table-cell office:value-type="string" calcext:value-type="string">
            <text:p>CRC/SUM</text:p>
          </table:table-cell>
          <table:table-cell table:formula="of:=SUM([.M22:.M38])" office:value-type="float" office:value="964" calcext:value-type="float">
            <text:p>964</text:p>
          </table:table-cell>
          <table:table-cell table:formula="of:=DEC2HEX([.M39])" office:value-type="string" office:string-value="3C4" calcext:value-type="string">
            <text:p>3C4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formula="of:=MOD([.M39];256)" office:value-type="float" office:value="196" calcext:value-type="float">
            <text:p>196</text:p>
          </table:table-cell>
          <table:table-cell table:formula="of:=DEC2HEX([.M40])" office:value-type="string" office:string-value="C4" calcext:value-type="string">
            <text:p>C4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CRC = MOD (255-dec,256) = MOD(0xFF-HEX),0xFF = ((0xFF-HEX) &amp; 0xFF)</text:p>
          </table:table-cell>
          <table:table-cell table:number-columns-repeated="1014"/>
        </table:table-row>
        <table:table-row table:style-name="ro3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5" table:number-columns-repeated="9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number-columns-repeated="158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formula="of:=(255-[.J1])" office:value-type="float" office:value="240" calcext:value-type="float">
            <text:p>240</text:p>
          </table:table-cell>
          <table:table-cell table:number-columns-repeated="1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2])" office:value-type="float" office:value="32" calcext:value-type="float">
            <text:p>32</text:p>
          </table:table-cell>
          <table:table-cell/>
          <table:table-cell table:formula="of:=CHAR([.K2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3])" office:value-type="float" office:value="32" calcext:value-type="float">
            <text:p>32</text:p>
          </table:table-cell>
          <table:table-cell/>
          <table:table-cell table:formula="of:=CHAR([.K3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206" calcext:value-type="float">
            <text:p>206</text:p>
          </table:table-cell>
          <table:table-cell table:formula="of:=(255-[.J4])" office:value-type="float" office:value="49" calcext:value-type="float">
            <text:p>49</text:p>
          </table:table-cell>
          <table:table-cell/>
          <table:table-cell table:formula="of:=CHAR([.K4])" office:value-type="string" office:string-value="1" calcext:value-type="string">
            <text:p>1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07" calcext:value-type="float">
            <text:p>207</text:p>
          </table:table-cell>
          <table:table-cell table:formula="of:=(255-[.J5])" office:value-type="float" office:value="48" calcext:value-type="float">
            <text:p>48</text:p>
          </table:table-cell>
          <table:table-cell/>
          <table:table-cell table:formula="of:=CHAR([.K5])" office:value-type="string" office:string-value="0" calcext:value-type="string">
            <text:p>0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203" calcext:value-type="float">
            <text:p>203</text:p>
          </table:table-cell>
          <table:table-cell table:formula="of:=(255-[.J6])" office:value-type="float" office:value="52" calcext:value-type="float">
            <text:p>52</text:p>
          </table:table-cell>
          <table:table-cell/>
          <table:table-cell table:formula="of:=CHAR([.K6])" office:value-type="string" office:string-value="4" calcext:value-type="string">
            <text:p>4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209" calcext:value-type="float">
            <text:p>209</text:p>
          </table:table-cell>
          <table:table-cell table:formula="of:=(255-[.J7])" office:value-type="float" office:value="46" calcext:value-type="float">
            <text:p>46</text:p>
          </table:table-cell>
          <table:table-cell/>
          <table:table-cell table:formula="of:=CHAR([.K7])" office:value-type="string" office:string-value="." calcext:value-type="string">
            <text:p>.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99" calcext:value-type="float">
            <text:p>199</text:p>
          </table:table-cell>
          <table:table-cell table:formula="of:=(255-[.J8])" office:value-type="float" office:value="56" calcext:value-type="float">
            <text:p>56</text:p>
          </table:table-cell>
          <table:table-cell/>
          <table:table-cell table:formula="of:=CHAR([.K8])" office:value-type="string" office:string-value="8" calcext:value-type="string">
            <text:p>8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9])" office:value-type="float" office:value="32" calcext:value-type="float">
            <text:p>32</text:p>
          </table:table-cell>
          <table:table-cell/>
          <table:table-cell table:formula="of:=CHAR([.K9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185" calcext:value-type="float">
            <text:p>185</text:p>
          </table:table-cell>
          <table:table-cell table:formula="of:=(255-[.J10])" office:value-type="float" office:value="70" calcext:value-type="float">
            <text:p>70</text:p>
          </table:table-cell>
          <table:table-cell/>
          <table:table-cell table:formula="of:=CHAR([.K10])" office:value-type="string" office:string-value="F" calcext:value-type="string">
            <text:p>F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78" calcext:value-type="float">
            <text:p>178</text:p>
          </table:table-cell>
          <table:table-cell table:formula="of:=(255-[.J11])" office:value-type="float" office:value="77" calcext:value-type="float">
            <text:p>77</text:p>
          </table:table-cell>
          <table:table-cell/>
          <table:table-cell table:formula="of:=CHAR([.K11])" office:value-type="string" office:string-value="M" calcext:value-type="string">
            <text:p>M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float" office:value="206" calcext:value-type="float">
            <text:p>206</text:p>
          </table:table-cell>
          <table:table-cell table:formula="of:=(255-[.J12])" office:value-type="float" office:value="49" calcext:value-type="float">
            <text:p>49</text:p>
          </table:table-cell>
          <table:table-cell/>
          <table:table-cell table:formula="of:=CHAR([.K12])" office:value-type="string" office:string-value="1" calcext:value-type="string">
            <text:p>1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13])" office:value-type="float" office:value="32" calcext:value-type="float">
            <text:p>32</text:p>
          </table:table-cell>
          <table:table-cell/>
          <table:table-cell table:formula="of:=CHAR([.K13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27" calcext:value-type="float">
            <text:p>227</text:p>
          </table:table-cell>
          <table:table-cell table:formula="of:=(255-[.J14])" office:value-type="float" office:value="28" calcext:value-type="float">
            <text:p>28</text:p>
          </table:table-cell>
          <table:table-cell/>
          <table:table-cell table:formula="of:=CHAR([.K14])" office:value-type="string" office:string-value="" calcext:value-type="string">
            <text:p/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15])" office:value-type="float" office:value="32" calcext:value-type="float">
            <text:p>32</text:p>
          </table:table-cell>
          <table:table-cell/>
          <table:table-cell table:formula="of:=UNICHAR([.K15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16])" office:value-type="float" office:value="32" calcext:value-type="float">
            <text:p>32</text:p>
          </table:table-cell>
          <table:table-cell/>
          <table:table-cell table:formula="of:=UNICHAR([.K16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23" calcext:value-type="float">
            <text:p>223</text:p>
          </table:table-cell>
          <table:table-cell table:formula="of:=(255-[.J17])" office:value-type="float" office:value="32" calcext:value-type="float">
            <text:p>32</text:p>
          </table:table-cell>
          <table:table-cell/>
          <table:table-cell table:formula="of:=UNICHAR([.K17])" office:value-type="string" office:string-value=" " calcext:value-type="string">
            <text:p><text:s/></text:p>
          </table:table-cell>
          <table:table-cell table:number-columns-repeated="1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71" calcext:value-type="float">
            <text:p>171</text:p>
          </table:table-cell>
          <table:table-cell table:number-columns-repeated="161"/>
        </table:table-row>
        <table:table-row table:style-name="ro2" table:number-rows-repeated="1048557">
          <table:table-cell table:number-columns-repeated="171"/>
        </table:table-row>
        <table:table-row table:style-name="ro2">
          <table:table-cell table:number-columns-repeated="171"/>
        </table:table-row>
      </table:table>
      <table:table table:name="Sheet4" table:style-name="ta1">
        <table:table-column table:style-name="co6" table:number-columns-repeated="9" table:default-cell-style-name="ce2"/>
        <table:table-column table:style-name="co6" table:default-cell-style-name="ce3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6.62 ms </text:p>
          </table:table-cell>
          <table:table-cell office:value-type="string" calcext:value-type="string">
            <text:p>CS_LOW </text:p>
          </table:table-cell>
          <table:table-cell table:style-name="ce3" table:number-columns-repeated="3"/>
          <table:table-cell office:value-type="string" calcext:value-type="string">
            <text:p>CS_LOW 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6.72 ms </text:p>
          </table:table-cell>
          <table:table-cell office:value-type="string" calcext:value-type="string">
            <text:p>CS_HIGH </text:p>
          </table:table-cell>
          <table:table-cell table:style-name="ce3" table:number-columns-repeated="3"/>
          <table:table-cell office:value-type="string" calcext:value-type="string">
            <text:p>CS_HIGH 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6.86 ms </text:p>
          </table:table-cell>
          <table:table-cell office:value-type="string" calcext:value-type="string">
            <text:p>0x0f </text:p>
          </table:table-cell>
          <table:table-cell office:value-type="string" calcext:value-type="string">
            <text:p>0b00001111 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7.9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8.96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.02 ms </text:p>
          </table:table-cell>
          <table:table-cell office:value-type="string" calcext:value-type="string">
            <text:p>0xce </text:p>
          </table:table-cell>
          <table:table-cell office:value-type="string" calcext:value-type="string">
            <text:p>0b11001110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1.08 ms </text:p>
          </table:table-cell>
          <table:table-cell office:value-type="string" calcext:value-type="string">
            <text:p>0xcf </text:p>
          </table:table-cell>
          <table:table-cell office:value-type="string" calcext:value-type="string">
            <text:p>0b11001111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Ï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2.12 ms </text:p>
          </table:table-cell>
          <table:table-cell office:value-type="string" calcext:value-type="string">
            <text:p>0xcb </text:p>
          </table:table-cell>
          <table:table-cell office:value-type="string" calcext:value-type="string">
            <text:p>0b11001011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Ë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3.30 ms </text:p>
          </table:table-cell>
          <table:table-cell office:value-type="string" calcext:value-type="string">
            <text:p>0xd1 </text:p>
          </table:table-cell>
          <table:table-cell office:value-type="string" calcext:value-type="string">
            <text:p>0b11010001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Ñ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4.36 ms </text:p>
          </table:table-cell>
          <table:table-cell office:value-type="string" calcext:value-type="string">
            <text:p>0xc7 </text:p>
          </table:table-cell>
          <table:table-cell office:value-type="string" calcext:value-type="string">
            <text:p>0b11000111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Ç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5.4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6.46 ms </text:p>
          </table:table-cell>
          <table:table-cell office:value-type="string" calcext:value-type="string">
            <text:p>0xb9 </text:p>
          </table:table-cell>
          <table:table-cell office:value-type="string" calcext:value-type="string">
            <text:p>0b10111001 </text:p>
          </table:table-cell>
          <table:table-cell office:value-type="float" office:value="185" calcext:value-type="float">
            <text:p>185</text:p>
          </table:table-cell>
          <table:table-cell table:style-name="ce3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7.50 ms </text:p>
          </table:table-cell>
          <table:table-cell office:value-type="string" calcext:value-type="string">
            <text:p>0xb2 </text:p>
          </table:table-cell>
          <table:table-cell office:value-type="string" calcext:value-type="string">
            <text:p>0b10110010 </text:p>
          </table:table-cell>
          <table:table-cell office:value-type="float" office:value="178" calcext:value-type="float">
            <text:p>178</text:p>
          </table:table-cell>
          <table:table-cell table:style-name="ce3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8.56 ms </text:p>
          </table:table-cell>
          <table:table-cell office:value-type="string" calcext:value-type="string">
            <text:p>0xce </text:p>
          </table:table-cell>
          <table:table-cell office:value-type="string" calcext:value-type="string">
            <text:p>0b11001110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9.6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30.66 ms </text:p>
          </table:table-cell>
          <table:table-cell office:value-type="string" calcext:value-type="string">
            <text:p>0xe3 </text:p>
          </table:table-cell>
          <table:table-cell office:value-type="string" calcext:value-type="string">
            <text:p>0b11100011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ã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31.84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32.90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3.96 ms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0b11011111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35.10 ms </text:p>
          </table:table-cell>
          <table:table-cell office:value-type="string" calcext:value-type="string">
            <text:p>0xab </text:p>
          </table:table-cell>
          <table:table-cell office:value-type="string" calcext:value-type="string">
            <text:p>0b10101011 </text:p>
          </table:table-cell>
          <table:table-cell office:value-type="float" office:value="171" calcext:value-type="float">
            <text:p>171</text:p>
          </table:table-cell>
          <table:table-cell table:style-name="ce3"/>
          <table:table-cell office:value-type="string" calcext:value-type="string">
            <text:p>0x00 </text:p>
          </table:table-cell>
          <table:table-cell office:value-type="string" calcext:value-type="string">
            <text:p>0b00000000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6.04 ms </text:p>
          </table:table-cell>
          <table:table-cell office:value-type="string" calcext:value-type="string">
            <text:p>CS_LOW </text:p>
          </table:table-cell>
          <table:table-cell table:style-name="ce3" table:number-columns-repeated="3"/>
          <table:table-cell office:value-type="string" calcext:value-type="string">
            <text:p>CS_LOW 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20:56:08.477066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21:26:34.481312008</dc:date>
    <meta:generator>LibreOffice/5.1.6.2$Linux_X86_64 LibreOffice_project/10m0$Build-2</meta:generator>
    <meta:editing-duration>PT1H35M12S</meta:editing-duration>
    <meta:editing-cycles>11</meta:editing-cycles>
    <meta:document-statistic meta:table-count="4" meta:cell-count="7209" meta:object-count="0"/>
  </office:meta>
</office:document-meta>
</file>